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1d149e" style:font-style-asian="italic" style:font-weight-asian="normal" style:font-style-complex="italic"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2cc687" officeooo:paragraph-rsid="002cc687" style:font-style-asian="normal" style:font-weight-asian="normal" style:font-style-complex="normal" style:font-weight-complex="normal"/>
    </style:style>
    <style:style style:name="P16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446c69"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6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2cc687"/>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3611a4"/>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2b15b3" officeooo:paragraph-rsid="002b15b3"/>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31bc18" fo:background-color="transparent"/>
    </style:style>
    <style:style style:name="P16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31bc18" officeooo:paragraph-rsid="0031bc18" fo:background-color="transparent"/>
    </style:style>
    <style:style style:name="P16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334dff" officeooo:paragraph-rsid="0034fd35" fo:background-color="transparent"/>
    </style:style>
    <style:style style:name="P17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3611a4" officeooo:paragraph-rsid="003611a4"/>
    </style:style>
    <style:style style:name="P17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7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7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officeooo:rsid="00334dff" officeooo:paragraph-rsid="0038206e" fo:background-color="transparent"/>
    </style:style>
    <style:style style:name="P17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officeooo:paragraph-rsid="0038206e" fo:background-color="transparent"/>
    </style:style>
    <style:style style:name="P175" style:family="paragraph" style:parent-style-name="Heading_20_2">
      <style:text-properties fo:language="en" fo:country="US"/>
    </style:style>
    <style:style style:name="P176" style:family="paragraph" style:parent-style-name="Heading_20_2">
      <style:paragraph-properties fo:text-align="justify" style:justify-single-word="false"/>
    </style:style>
    <style:style style:name="P177" style:family="paragraph" style:parent-style-name="Heading_20_1">
      <style:paragraph-properties fo:margin-left="0in" fo:margin-right="0in" fo:text-align="center" style:justify-single-word="false" fo:text-indent="0.1965in" style:auto-text-indent="false"/>
    </style:style>
    <style:style style:name="P178" style:family="paragraph" style:parent-style-name="Heading_20_3">
      <style:text-properties fo:language="ru" fo:country="RU"/>
    </style:style>
    <style:style style:name="P179" style:family="paragraph" style:parent-style-name="First_20_line_20_indent">
      <style:paragraph-properties fo:text-align="justify" style:justify-single-word="false"/>
      <style:text-properties fo:language="ru" fo:country="RU"/>
    </style:style>
    <style:style style:name="P180" style:family="paragraph" style:parent-style-name="First_20_line_20_indent">
      <style:paragraph-properties fo:text-align="justify" style:justify-single-word="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1f4a9d"/>
    </style:style>
    <style:style style:name="T21" style:family="text">
      <style:text-properties fo:language="en" fo:country="US" officeooo:rsid="00215677"/>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02c2e"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fo:font-weight="normal" officeooo:rsid="0022afc2" style:font-style-asian="normal" style:font-weight-asian="normal" style:font-style-complex="normal" style:font-weight-complex="normal"/>
    </style:style>
    <style:style style:name="T48" style:family="text">
      <style:text-properties style:use-window-font-color="true" fo:font-style="normal" fo:font-weight="normal" officeooo:rsid="0022e1c7" style:font-style-asian="normal" style:font-weight-asian="normal" style:font-style-complex="normal" style:font-weight-complex="normal"/>
    </style:style>
    <style:style style:name="T49" style:family="text">
      <style:text-properties style:use-window-font-color="true" fo:font-style="normal" fo:font-weight="normal" officeooo:rsid="00260b59" style:font-style-asian="normal" style:font-weight-asian="normal" style:font-style-complex="normal" style:font-weight-complex="normal"/>
    </style:style>
    <style:style style:name="T50" style:family="text">
      <style:text-properties style:use-window-font-color="true" fo:font-style="normal" style:text-underline-style="none" style:font-style-asian="normal" style:font-style-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size="12pt" fo:language="en" fo:country="US" fo:font-style="normal" style:font-size-asian="12pt" style:font-style-asian="normal" style:font-size-complex="12pt" style:font-style-complex="normal"/>
    </style:style>
    <style:style style:name="T57" style:family="text">
      <style:text-properties style:use-window-font-color="true" fo:font-size="12pt" fo:language="en" fo:country="US" style:font-size-asian="12pt" style:font-size-complex="12pt"/>
    </style:style>
    <style:style style:name="T58" style:family="text">
      <style:text-properties style:use-window-font-color="true" officeooo:rsid="00232d4c"/>
    </style:style>
    <style:style style:name="T59" style:family="text">
      <style:text-properties fo:background-color="transparent" loext:char-shading-value="0"/>
    </style:style>
    <style:style style:name="T60" style:family="text">
      <style:text-properties officeooo:rsid="00302699" fo:background-color="transparent" loext:char-shading-value="0"/>
    </style:style>
    <style:style style:name="T61" style:family="text">
      <style:text-properties style:text-position="super 58%"/>
    </style:style>
    <style:style style:name="T62" style:family="text">
      <style:text-properties fo:language="fr" fo:country="FR"/>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334dff"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style:text-line-through-style="solid" style:text-line-through-type="single"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style:style style:name="T85" style:family="text">
      <style:text-properties fo:font-size="10pt" style:font-size-asian="10pt" style:font-size-complex="10pt"/>
    </style:style>
    <style:style style:name="T86" style:family="text">
      <style:text-properties fo:font-size="8pt" style:font-size-asian="8pt" style:font-size-complex="8pt"/>
    </style:style>
    <style:style style:name="T87" style:family="text">
      <style:text-properties officeooo:rsid="0018e353"/>
    </style:style>
    <style:style style:name="T88" style:family="text">
      <style:text-properties officeooo:rsid="0018fba6"/>
    </style:style>
    <style:style style:name="T89" style:family="text">
      <style:text-properties officeooo:rsid="001925f0"/>
    </style:style>
    <style:style style:name="T90" style:family="text">
      <style:text-properties officeooo:rsid="001d149e"/>
    </style:style>
    <style:style style:name="T91" style:family="text">
      <style:text-properties officeooo:rsid="001e1792"/>
    </style:style>
    <style:style style:name="T92" style:family="text">
      <style:text-properties officeooo:rsid="0022e1c7"/>
    </style:style>
    <style:style style:name="T93" style:family="text">
      <style:text-properties officeooo:rsid="0024d5a8"/>
    </style:style>
    <style:style style:name="T94" style:family="text">
      <style:text-properties officeooo:rsid="00260407"/>
    </style:style>
    <style:style style:name="T95" style:family="text">
      <style:text-properties officeooo:rsid="00260b59"/>
    </style:style>
    <style:style style:name="T96" style:family="text">
      <style:text-properties officeooo:rsid="0027d7dc"/>
    </style:style>
    <style:style style:name="T97" style:family="text">
      <style:text-properties officeooo:rsid="00296af2"/>
    </style:style>
    <style:style style:name="T98" style:family="text">
      <style:text-properties officeooo:rsid="0029e02f"/>
    </style:style>
    <style:style style:name="T99" style:family="text">
      <style:text-properties officeooo:rsid="002b070a"/>
    </style:style>
    <style:style style:name="T100" style:family="text">
      <style:text-properties officeooo:rsid="002b15b3"/>
    </style:style>
    <style:style style:name="T101" style:family="text">
      <style:text-properties officeooo:rsid="002cc687"/>
    </style:style>
    <style:style style:name="T102" style:family="text">
      <style:text-properties officeooo:rsid="002eb3d5"/>
    </style:style>
    <style:style style:name="T103" style:family="text">
      <style:text-properties officeooo:rsid="0031bc18"/>
    </style:style>
    <style:style style:name="T104" style:family="text">
      <style:text-properties officeooo:rsid="003611a4"/>
    </style:style>
    <style:style style:name="T105" style:family="text">
      <style:text-properties officeooo:rsid="003aa3dd"/>
    </style:style>
    <style:style style:name="T106" style:family="text">
      <style:text-properties officeooo:rsid="003c5cb7"/>
    </style:style>
    <style:style style:name="T107" style:family="text">
      <style:text-properties officeooo:rsid="003dd07e"/>
    </style:style>
    <style:style style:name="T108" style:family="text">
      <style:text-properties officeooo:rsid="003ded7d"/>
    </style:style>
    <style:style style:name="T109" style:family="text">
      <style:text-properties officeooo:rsid="003fadd3"/>
    </style:style>
    <style:style style:name="T110" style:family="text">
      <style:text-properties officeooo:rsid="004036db"/>
    </style:style>
    <style:style style:name="T111" style:family="text">
      <style:text-properties officeooo:rsid="004160cd"/>
    </style:style>
    <style:style style:name="T112" style:family="text">
      <style:text-properties officeooo:rsid="00426cf3"/>
    </style:style>
    <style:style style:name="T113" style:family="text">
      <style:text-properties officeooo:rsid="00446c69"/>
    </style:style>
    <style:style style:name="T114" style:family="text">
      <style:text-properties officeooo:rsid="004477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54"/>
      <text:h text:style-name="P17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1">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68">Дайсон.</text:span></text:p>
      <text:p text:style-name="P80"><text:span text:style-name="T8">– </text:span><text:span text:style-name="T68">Сколько тебе лет?</text:span></text:p>
      <text:p text:style-name="P80"><text:span text:style-name="T8">– </text:span><text:span text:style-name="T68">Два года с начала запуска кластера.</text:span></text:p>
      <text:p text:style-name="P80"><text:soft-page-break/><text:span text:style-name="T8">– </text:span><text:span text:style-name="T68">Какой сейчас год?</text:span></text:p>
      <text:p text:style-name="P80"><text:span text:style-name="T8">– </text:span><text:span text:style-name="T55">20</text:span><text:span text:style-name="T38">19</text:span><text:span text:style-name="T6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3">Ага, уже теплее.</text:p>
      <text:p text:style-name="P33"/>
      <text:p text:style-name="P80"><text:span text:style-name="T8">– Нэш</text:span><text:span text:style-name="T6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9">А у нас получается… </text:span><text:span text:style-name="T2">–</text:span><text:span text:style-name="T5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75" text:outline-level="2">2. Пробуждение</text:h>
      <text:p text:style-name="P31"/>
      <text:p text:style-name="P1"><text:span text:style-name="T35">Сознание рестартовало после того, как я гребанулся </text:span><text:span text:style-name="T59">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9">ткрыл глаза, тщётно пытаясь вдохнуть. Образ, </text:span><text:span text:style-name="T2">который я </text:span><text:span text:style-name="T59">пару мгновений назад </text:span><text:span text:style-name="T2">видел на фоне </text:span><text:span text:style-name="T59">звёзд, теперь сфокусировался прямо у моего носа. Точёная голова с резко очерчеными скулами в ореоле </text:span><text:soft-page-break/><text:span text:style-name="T59">живого переливающегося сияния, огромные глаза на треть морды, </text:span><text:span text:style-name="T2">грациозные</text:span><text:span text:style-name="T59"> настороженные уши, нежный розов</text:span><text:span text:style-name="T2">атый</text:span><text:span text:style-name="T59"> нос, венчающая голову </text:span><text:span text:style-name="T2">высокая тиара</text:span><text:span text:style-name="T59">. И приковывающая к себе внимание звёздочка, та самая магическая искорка </text:span><text:span text:style-name="T19">—</text:span><text:span text:style-name="T59">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 <text:s/>Да и не должно быть — это же не ЛСД какой-нибудь</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0">,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7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502823471392079003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3">Магдалена Фрискай-Каррус, </text:span><text:span text:style-name="T3">2088</text:span><text:span text:style-name="T52"> – </text:span><text:span text:style-name="T36">2135</text:span><text:span text:style-name="T52"> A.C.</text:span><text:span text:style-name="T31">»</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71">Прижав </text:span>уши к голове, <text:span text:style-name="T71">она дала</text:span> задний ход <text:span text:style-name="T71">и </text:span>выкарабкалась обратно. Окинув библиотеку отчаянным взглядом, <text:span text:style-name="T7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5">и-и-и</text:span>-<text:span text:style-name="T8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7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7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1">любви</text:span> начинаешь понимать только тогда, когда <text:span text:style-name="T7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7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text:span><text:span text:style-name="T2">Я</text:span><text:span text:style-name="T59">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1">прекрасные создания, хоть и малость не от мира сего! Чисто, культурно, вежливо. Дворецкий </text:span><text:span text:style-name="T14">—</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1">— и приют для престарелых минотавров </text:span><text:span text:style-name="T56">“</text:span><text:span text:style-name="T57">Поле Кровожадной Брани</text:span><text:span text:style-name="T56">”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63">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1">—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5">– </text:span>“<text:span text:style-name="T1">Что я могу сделать, чтобы вернуть всё назад?</text:span>”</text:p>
      <text:p text:style-name="P16"><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5">– </text:span><text:span text:style-name="T32">Что бы это значило, Флёр?</text:span></text:p>
      <text:p text:style-name="P16"><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6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71">Аликорница</text:span> и так выглядела неважно.</text:p>
      <text:p text:style-name="P37"><text:soft-page-break/></text:p>
      <text:p text:style-name="P37">Поза <text:span text:style-name="T7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1">и </text:span>у грифонов, <text:span text:style-name="T7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1">М</text:span>еняет <text:span text:style-name="T7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63">– </text:span><text:span text:style-name="T4">История Понивилля начинается с того благословенного дня, когда принцесса Селестия подарила семейству Эппл </text:span><text:span text:style-name="T63">— </text:span><text:span text:style-name="T4">тогда, правда, это ещё были Смиты </text:span><text:span text:style-name="T63">—</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63">—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1">–</text:span><text:span text:style-name="T32">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41">Я </text:span><text:span text:style-name="T32">присел на лавочку</text:span><text:span text:style-name="T41">. </text:span><text:span text:style-name="T32">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32">– Ну что же…</text:span><text:span text:style-name="T41"> Почту за честь работать </text:span><text:span text:style-name="T32">под твоим руководством, Анон</text:span><text:span text:style-name="T41">. Погоди немного, я </text:span><text:span text:style-name="T32">приведу себя в порядок</text:span><text:span text:style-name="T41">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4">«…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3"> </text:span><text:span text:style-name="T39">Видения этих городов</text:span><text:span text:style-name="T53"> дрожали, <text:s/>пересекались </text:span><text:span text:style-name="T39">и постоянно множились</text:span><text:span text:style-name="T53">.</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6">—</text:span><text:span text:style-name="T17"> </text:span><text:span text:style-name="T6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4">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0">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63">—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5">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1">—</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41">– Я </text:span><text:span text:style-name="T45">всегда буду оставаться в тени, </text:span><text:span text:style-name="T41">– </text:span><text:span text:style-name="T45">хлюпала книгое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1">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1">—</text:span><text:span text:style-name="T1"> к счастью, силы заклинания не хватило. Для того, чтобы я смог подойти вплотную</text:span><text:span text:style-name="T32">,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1">—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2">«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8">Чужестранец-примат разбил сердце нашей обожаемой Селестии! Двор в отчаянии </text:span><text:span text:style-name="T16">—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7">— </text:span><text:span text:style-name="T68">эт правда?</text:span></text:p>
      <text:p text:style-name="P49"><text:span text:style-name="T17">– </text:span><text:span text:style-name="T68">Какая из? Их много, вообще-то. Ик!</text:span></text:p>
      <text:p text:style-name="P49"><text:span text:style-name="T17">– </text:span><text:span text:style-name="T68">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68">он-нон, </text:span><text:span text:style-name="T17">– </text:span><text:span text:style-name="T68">захихикала Пинки, взъерошив копытами розовые кудряшки и попытавшись соорудить из них бороду, </text:span><text:span text:style-name="T17">–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7">–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68">Ты что-о-о! Нельзя любить фаэри! Она похитит твоё сердце, и ты будешь искать её, пока не… </text:span><text:span text:style-name="T17">– </text:span><text:span text:style-name="T68">Пинки погрузилась мордочкой в так и не съеденный салат «по-кантерлотски» и захрапела.</text:span></text:p>
      <text:p text:style-name="P49"><text:span text:style-name="T17">– </text:span><text:span text:style-name="T68">Пока не умру?</text:span></text:p>
      <text:p text:style-name="P49"><text:span text:style-name="T17">– </text:span><text:span text:style-name="T68">Нет, глупенький, </text:span><text:span text:style-name="T17">– </text:span><text:span text:style-name="T68">пробулькала Пинки из миски. </text:span><text:span text:style-name="T17">– </text:span><text:span text:style-name="T6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8">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6">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8">Да отстаньте же вы от меня! Он сказал, что ест пони, но я этого НЕ ВИДЕЛА!!!</text:span>»).</text:p>
      <text:p text:style-name="P52">«<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8">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8">Добро пожаловать в Груммингтон! Вам здесь рады!</text:span></text:p>
      <text:p text:style-name="P52"><text:span text:style-name="T28">Население города </text:span><text:span text:style-name="T70">302 пони</text:span><text:span text:style-name="T28">.</text:span></text:p>
      <text:p text:style-name="P52"><text:span text:style-name="T70">250 пони</text:span><text:span text:style-name="T28">.</text:span></text:p>
      <text:p text:style-name="P52"><text:span text:style-name="T70">125 поней</text:span><text:span text:style-name="T28">.</text:span></text:p>
      <text:p text:style-name="P52"><text:span text:style-name="T28">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3">Дружба </text:span><text:span text:style-name="T37">—</text:span><text:span text:style-name="T23"> </text:span><text:span text:style-name="T3">э</text:span><text:span text:style-name="T23">то, </text:span><text:span text:style-name="T72">так её </text:span><text:span text:style-name="T3">разэтак</text:span><text:span text:style-name="T72">,</text:span><text:span text:style-name="T23"> магия!</text:span></text:p>
      <text:p text:style-name="P152"/>
      <text:p text:style-name="Standard"><text:span text:style-name="T23">P.S. Мне тебя не хватает. Сильно.</text:span><text:span text:style-name="T63">»</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70">37 пни</text:span></text:p>
      <text:p text:style-name="P71">24пн</text:p>
      <text:p text:style-name="P71">15</text:p>
      <text:p text:style-name="P52"><text:span text:style-name="T28">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8">Добро пожаловать в Груммингтон! Вам здесь рады!</text:span></text:p>
      <text:p text:style-name="P52"><text:span text:style-name="T28">Население города </text:span><text:span text:style-name="T70">302 пони</text:span><text:span text:style-name="T28">.</text:span></text:p>
      <text:p text:style-name="P52"><text:span text:style-name="T70">250 пони</text:span><text:span text:style-name="T28">.</text:span></text:p>
      <text:p text:style-name="P52"><text:span text:style-name="T70">125 поней</text:span><text:span text:style-name="T28">.</text:span></text:p>
      <text:p text:style-name="P52"><text:span text:style-name="T28">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29">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9">».</text:span> «<text:span text:style-name="T28">Нехватка пегасов-погодников: указ принцессы Луны разрешает набор в погодные команды пегасов с аттестацией по ускоренному курсу</text:span>». «<text:span text:style-name="T28">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8">Криминальный мир: опасный преступник, примат «анонимус», всё ещё на свободе!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71">И товары</text:span> вовсе<text:span text:style-name="T71"> не </text:span>бесплатные<text:span text:style-name="T7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39">пишешь</text:span><text:span text:style-name="T53">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71"> мне</text:span> удалось замазать самые большие щели. За тестовый<text:span text:style-name="T71"> </text:span>получасовый заплыв<text:span text:style-name="T7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7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но <text:span text:style-name="T71">любили друг друга! И у них </text:span>был<text:span text:style-name="T71"> </text:span>офигенный <text:span text:style-name="T71">секс! </text:span>И это было офигенно круто!<text:span text:style-name="T7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3">– А</text:span><text:span text:style-name="T34">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30">Ещё мгновение </text:span><text:span text:style-name="T31">—</text:span><text:span text:style-name="T30">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7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7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71">, что кот бессмертен. Также допустим, что кот з</text:span>аколдован<text:span text:style-name="T71"> </text:span>отложенным <text:span text:style-name="T71">заклятие</text:span>м<text:span text:style-name="T71"> Абсолютного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8">–</text:span> Тогда зачем она..?</text:p>
      <text:p text:style-name="P49"><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9">–</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9">–</text:span> Другие? Кто ещё?<text:span text:style-name="T11">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8">– О небо! Теперь Мы понимаем, почему она так ослабела! Как это в стиле Сестры </text:span><text:span text:style-name="T6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8">– Заместительная терапия </text:span><text:span text:style-name="T6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8">–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7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9">–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75">д</text:span>ЕсЬ БЫл <text:span text:style-name="T76">д</text:span>ИскОр<text:span text:style-name="T7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супервизору </text:span><text:span text:style-name="T80">&lt;</text:span><text:span text:style-name="T79">ЛУНА</text:span><text:span text:style-name="T80">&gt;</text:span><text:span text:style-name="T7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8">7.76</text:span>», сменившись на «<text:span text:style-name="T28">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8">«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8">«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1">трид</text:span><text:span text:style-name="T1">цать лет, если его сменят через </text:span><text:span text:style-name="T7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9">–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71">задней осью </text:span><text:span text:style-name="T1">на табуретку. Я прилаживал ей новое колесо взамен <text:s/>утраченного. </text:span><text:span text:style-name="T71">Ещ</text:span><text:span text:style-name="T1">ё</text:span><text:span text:style-name="T71"> </text:span><text:span text:style-name="T1">немного и будет как новенькая! В дворцовом гараже среди кучи хлама таки нашлось лопнувшее колесо, которое </text:span><text:span text:style-name="T71">мне удалось</text:span><text:span text:style-name="T1"> отремонтировать — о</text:span><text:span text:style-name="T71">бучение у</text:span><text:span text:style-name="T1"> Норфа не </text:span><text:span text:style-name="T7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1">на </text:span><text:span text:style-name="T1">корпус</text:span><text:span text:style-name="T7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7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7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71">о всём мире остались только м</text:span>ы<text:span text:style-name="T7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9">–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8">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7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7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71">А ч</text:span>то случилось с кракеном?</text:p>
      <text:p text:style-name="P54">– Он упал в <text:span text:style-name="T7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4">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4">—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78" text:outline-level="3">Воскресенье</text:h>
      <text:p text:style-name="P49"/>
      <text:p text:style-name="P1">Невесомость, удар, чувство веса. Я открываю глаза.</text:p>
      <text:p text:style-name="P1"/>
      <text:p text:style-name="P1"><text:soft-page-break/>Крыша <text:span text:style-name="T31">высотки</text:span><text:span text:style-name="T30"> </text:span>тускло отсвечивает в свете звёзд. <text:span text:style-name="T30">Парочка на скамейке всё так же </text:span><text:span text:style-name="T31">сидит </text:span><text:span text:style-name="T30">спиной ко мне, как будто не прошло два месяца с моего отбытия. Мне виден краешек чёрного экрана ноутбука, лежащего на </text:span><text:span text:style-name="T31">лавке</text:span><text:span text:style-name="T30"> </text:span><text:span text:style-name="T31">между</text:span><text:span text:style-name="T30">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9">Невозможно поверить, но два месяца</text:span><text:span text:style-name="T22"> </text:span><text:span text:style-name="T5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4">– Нэш, п</text:span>ривет. Это Анон.</text:p>
      <text:p text:style-name="P1"><text:span text:style-name="T34">–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1">кликнул по ним правой кнопкой </text:span><text:span text:style-name="T1">мыши</text:span><text:span text:style-name="T71"> и </text:span><text:span text:style-name="T1">выбрал</text:span><text:span text:style-name="T7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78"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30">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30">—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30">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6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6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71">с</text:span> форменны<text:span text:style-name="T71">ми</text:span> <text:span text:style-name="T71">шевронами</text:span>. С именными <text:span text:style-name="T7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0">—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50">—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7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30">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71">А если не </text:span>выдержит<text:span text:style-name="T7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30">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30">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text:span text:style-name="T87">родной </text:span>мир затянулся через мгновение после того, как я влетел в <text:span text:style-name="T87">коридор</text:span>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text:span text:style-name="T88">вполне </text:span>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text:span text:style-name="T88">калейдоскопом </text:span>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text:span text:style-name="T89">Почти</text:span>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0"><text:span text:style-name="T1"/></text:p>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text:span text:style-name="T11"/></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text:span text:style-name="T90">ты</text:span> разучился удивляться, <text:span text:style-name="T90">Анон!</text:span></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37"/>
      <text:p text:style-name="P156"><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text:span text:style-name="T91">и магию</text:span>. Такой себе паразитизм <text:span text:style-name="T91">на</text:span> мировом <text:span text:style-name="T91">уров</text:span>…</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text:span text:style-name="T91">вернуться в Эквестрию</text:span>,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text:span text:style-name="T20">Э</text:span><text:span text:style-name="T11">краном…</text:span></text:p>
      <text:p text:style-name="P52">Я глубоко вздохнул, как перед прыжком в воду.</text:p>
      <text:p text:style-name="P52"/>
      <text:p text:style-name="P52"><text:span text:style-name="T11">– </text:span><text:span text:style-name="T24">Нет никакого мира-вампира. Мир людей не виноват. </text:span><text:span text:style-name="T15">Эквестрия загибается потому, что она </text:span><text:span text:style-name="T24">—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4">таковым — в тот момент, когда он теряет интерес к фэндому — его альтер-эго в Эквестрии исчезает! Я видел, как пони прыгнул в экран — а на другой </text:span><text:span text:style-name="T25">его </text:span><text:span text:style-name="T24">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text:span><text:span text:style-name="T25">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text:span><text:span text:style-name="T21">с</text:span><text:span text:style-name="T11">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6">– </text:span><text:span text:style-name="T47">Ваши ф</text:span><text:span text:style-name="T46">изики твердят, что в </text:span><text:span text:style-name="T48">м</text:span><text:span text:style-name="T46">ультивселенной всё, что имеет хоть мизерную вероятность случиться, случается где-нибудь </text:span><text:span text:style-name="T48">и </text:span><text:span text:style-name="T46">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text:span text:style-name="T92">м</text:span>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6">– </text:span><text:span text:style-name="T30">Как ты уже видел, Эквестрия вырождается. Цивилизация отступает, хаос распространяется всё дальше. Сестрички, конечно, пытаются </text:span><text:span text:style-name="T58">противиться этому процессу</text:span><text:span text:style-name="T30">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text:span><text:span text:style-name="T58">Аликорны</text:span><text:span text:style-name="T30">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text:span text:style-name="T93">его </text:span>внешняя подпитка их <text:span text:style-name="T93">лишь </text:span>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text:span text:style-name="T94">Отсекает</text:span> в целях самосохранения <text:span text:style-name="T94">всё лишнее и неустоявшееся</text:span>.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text:span text:style-name="T94">изу</text:span>чение <text:span text:style-name="T94">языка</text:span>, он лично породил отдельную версию, говорящую на твоём <text:span text:style-name="T94">собственном </text:span>языке! Хоть это и стоило ему потери города на окраине, как я <text:span text:style-name="T94">сейчас </text:span>вижу.</text:p>
      <text:p text:style-name="P104"><text:span text:style-name="T4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span></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text:span text:style-name="T95">И п</text:span>ри достаточной продолжительной <text:span text:style-name="T95">и сильной </text:span>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30">. Ко мне наконец-то пришло понимание ситуации.</text:span></text:p>
      <text:p text:style-name="P104"><text:span text:style-name="T30">– А почему ты сам не можешь поддерживать Эквус? Ты же его демиург? Ну так и питай его своей созидающей силой, пока он не окрепнет!</text:span></text:p>
      <text:p text:style-name="P104"><text:span text:style-name="T30"/></text:p>
      <text:p text:style-name="P104">Анакорн смутился.</text:p>
      <text:p text:style-name="P104"><text:span text:style-name="T46">– К сожалению, не </text:span><text:span text:style-name="T54">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text:span><text:span text:style-name="T49">там</text:span><text:span text:style-name="T46">, где бы он ни был.</text:span><text:span text:style-name="T46"><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6">— для этого у меня не хватает опыта. </text:span><text:span text:style-name="T49">Н</text:span><text:span text:style-name="T46">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text:span text:style-name="T96">Проводник!</text:span>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твоём мире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text:span text:style-name="T97">Шутишь?!! К</text:span>акой из меня, <text:span text:style-name="T98">к чертям,</text:span>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text:span text:style-name="T99">Чувак, т</text:span>ы не к тому обратился. И вообще, после смерти Юджина я видеть <text:span text:style-name="T99">эти мультики</text:span> не могу!</text:p>
      <text:p text:style-name="P110"/>
      <text:p text:style-name="P166">Анакорн смотрел на меня без слов, не сводя глаз. Уголки его губ искривились в легчайшей улыбке.</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
      <text:p text:style-name="P110"><text:span text:style-name="T100">Демиург</text:span> поправил невесть откуда взявшиеся на переносице очки и ответил.</text:p>
      <text:p text:style-name="P104"><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text:soft-page-break/></text:p>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pan text:style-name="T101">пальцев</text:span>.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60">Демиург аж захлопал в копыта.</text:p>
      <text:p text:style-name="P104"><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text:span text:style-name="T101">коллеги </text:span>засмеют…». Затем он горестно вздохнул и повернулся ко мне.</text:p>
      <text:p text:style-name="P164">– Хорошо. Уговорил. Кьютимарки беру на себя. Так и знал, что самое трудное достанется мне!</text:p>
      <text:p text:style-name="P164"/>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text:span text:style-name="T102">ветвь</text:span>, в которую нужно направить энергию воображения брони.</text:p>
      <text:p text:style-name="P110"/>
      <text:p text:style-name="P110">Я опять задумался. В голове было пусто. Мне бы хотелось, чтобы чтобы главной была та Эквестрия, в которой мы с Сел… <text:span text:style-name="T102">Ах, з</text:span>абудь про это, Анон! Ты не можешь сделать главным мир, находящийся в шаге от полного разрушения!</text:p>
      <text:p text:style-name="P110"/>
      <text:p text:style-name="P110">– Почему бы не сделать главной каноническую Эквестрию? Ту, что описана в мультике?</text:p>
      <text:p text:style-name="P110"><text:soft-page-break/>– Нет, так не получится. Учти<text:span text:style-name="T5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9"> точнее, дерево схожих миров </text:span><text:span text:style-name="T66">—</text:span><text:span text:style-name="T59"> создали брони. Разумеется, стержнем им послужил именно сериал, но кажд</text:span><text:span text:style-name="T60">ая</text:span><text:span text:style-name="T59"> </text:span><text:span text:style-name="T60">ветвь</text:span><text:span text:style-name="T59"> </text:span><text:span text:style-name="T66">—</text:span><text:span text:style-name="T59"> сам</text:span><text:span text:style-name="T60">а</text:span><text:span text:style-name="T59"> по себе, кажд</text:span><text:span text:style-name="T60">ая</text:span><text:span text:style-name="T59"> создаёт частичку того, что можно назвать континуумом Эквестрии. Но так как </text:span><text:span text:style-name="T60">ветви</text:span><text:span text:style-name="T59">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6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text:p>
      <text:p text:style-name="P167"/>
      <text:p text:style-name="P168">У меня в голове зажглась лампочка. Ес-с-с!</text:p>
      <text:p text:style-name="P168"/>
      <text:p text:style-name="P167">– Можешь даже использовать в качестве объединяющей реальности ту, в которую меня призвали пару месяцев назад. <text:span text:style-name="T103">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text:span>Как-то так.</text:p>
      <text:p text:style-name="P169"/>
      <text:p text:style-name="P110">Анакорн аж подпрыгнул на месте от восторга и стал мне аплодировать.</text:p>
      <text:p text:style-name="P111"/>
      <text:p text:style-name="P110"><text:span text:style-name="T59">– Наконец-то я вижу свет в конце тоннеля! Как это не пришло мне в голову! Ты всё отлично увязал! Всё сходится! Более того </text:span><text:span text:style-name="T66">—</text:span><text:span text:style-name="T59"> Анакорн заговорщически подмигнул мне </text:span><text:span text:style-name="T66">—</text:span><text:span text:style-name="T5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м Континууме Эквуса</text:span><text:span text:style-name="T59">!</text:span></text:p>
      <text:p text:style-name="P111"/>
      <text:p text:style-name="P111">Я подозрительно посмотрел на Анакорна.</text:p>
      <text:p text:style-name="P110"><text:span text:style-name="T19">– </text:span><text:span text:style-name="T59">Какой ещё, нафиг, «мой фанфик»? Я никакого фанфика не писал. И не собираюсь.</text:span></text:p>
      <text:p text:style-name="P110"><text:span text:style-name="T59"/></text:p>
      <text:p text:style-name="P111">Анакорн ехидно ухмыльнулся и сделал мне «глазки».</text:p>
      <text:p text:style-name="P110"><text:span text:style-name="T19">– </text:span><text:span text:style-name="T5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text:span text:style-name="T104">в заданном направлении</text:span>.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text:soft-page-break/></text:p>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65"><text:span text:style-name="T11">– </text:span>Пиши, как есть, <text:span text:style-name="T11">– </text:span>развёл копытами Анакорн. <text:span text:style-name="T11">– </text:span>Авось сгодится.</text:p>
      <text:p text:style-name="P170">Анакорн ехидно улыбнулся.</text:p>
      <text:p text:style-name="P165"><text:span text:style-name="T11">– </text:span>Я писать точно не буду <text:span text:style-name="T66">— ты меня с кьютимарками уже пригрузил на ближайшие тысячи лет.</text:span></text:p>
      <text:p text:style-name="P165"><text:span text:style-name="T66"/></text:p>
      <text:p text:style-name="P173">Мрачное воспоминание заставило меня поперхнуться.</text:p>
      <text:p text:style-name="P173"/>
      <text:p text:style-name="P174"><text:span text:style-name="T65">– Вот только… </text:span><text:span text:style-name="T64">&lt;Анон говорит, что не хочет оставлять миры жестокости — кексики </text:span><text:span text:style-name="T13">(</text:span><text:span text:style-name="T64">сон Пинки) и радужную фабрику (сны жеребят).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gt;</text:span></text:p>
      <text:p text:style-name="P174"><text:span text:style-name="T66"/></text:p>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как из тебя — жонглёр вот этим карандашом.</text:p>
      <text:p text:style-name="P110"/>
      <text:p text:style-name="P110">Анакорн насупился и спрятал карандаш в гриву.</text:p>
      <text:p text:style-name="P110"><text:span text:style-name="T11">– </text:span>Увы, тут я тебе помочь почти не могу. Теб<text:span text:style-name="T105">я</text:span> для написания фанфика придётся вернуться назад, в мир людей. Там я с тобой смогу общаться разве что во сне — иначе сожгу всё <text:span text:style-name="T106">без всякой атомной войны</text:span>.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text:span text:style-name="T106">я… </text:span>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text:span text:style-name="T107">брони</text:span>.</text:p>
      <text:p text:style-name="P104">Во-вторых, твой мир ополчился на тебя с того момента, как <text:span text:style-name="T107">тебя призвали</text:span>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text:span text:style-name="T108">Я мегакрут!</text:span> Ха-ха!»</text:p>
      <text:p text:style-name="P104"><text:soft-page-break/></text:p>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text:span text:style-name="T109">поглощало</text:span> Селестию, она сделала крохотное ответвление от основной реальности, в котором её <text:span text:style-name="T109">развоплощение</text:span>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text:span text:style-name="T109">тяжело </text:span>вздохнул. Слишком много философии на твою голову, Анон!</text:p>
      <text:p text:style-name="P110"/>
      <text:p text:style-name="P110">– Делай, как я сказал! А я сделаю своё.</text:p>
      <text:p text:style-name="P110"><text:soft-page-break/></text:p>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text:span text:style-name="T111">вой</text:span> <text:span text:style-name="T111">пинок тогда </text:span>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112">Дружба</text:span>?</text:p>
      <text:p text:style-name="P107"/>
      <text:p text:style-name="P107">Я молча протянул руку к носу аликорницы и попытался легонько сжать его. Рука прошла сквозь тело.</text:p>
      <text:p text:style-name="P107"><text:soft-page-break/>– Бу-уп! – слабо улыбнулась Луна.</text:p>
      <text:p text:style-name="P118"/>
      <text:p text:style-name="P107">Аликорница подняла копыто и при<text:span text:style-name="T112">ложила</text:span>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62">– Фигушки! Я тебя и там достану! Ты меня здорово <text:span text:style-name="T113">подставил</text:span>, Проводник! Из-за тебя я лишился Приза! <text:span text:style-name="T113">Из-за тебя Хмурая Метёлка чуть не прожгла дыру мне в загривке, а Сахарная Ватка перестала обращать внимание на мои шутки!</text:span>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text:span text:style-name="T114">едва </text:span>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4">–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3"><text:span text:style-name="T1"/></text:p>
      <text:p text:style-name="P103"><text:soft-page-break/><text:span text:style-name="T1">В голосе пегаски слышались слёзы.</text:span></text:p>
      <text:p text:style-name="P103"><text:span text:style-name="T1"/></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text:span text:style-name="T114">на днях</text:span>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text:soft-page-break/></text:p>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19T20:20:19.500171110</dc:date>
    <meta:editing-duration>P167DT18H25M3S</meta:editing-duration>
    <meta:editing-cycles>10679</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66" meta:word-count="106174" meta:character-count="703697" meta:non-whitespace-character-count="597922"/>
  </office:meta>
</office:document-meta>
</file>